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667cm" svg:height="1.397cm" svg:x="10.525cm" svg:y="1.127cm">
          <text:p text:style-name="P1">Cello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556cm" svg:height="1.778cm" svg:x="3.191cm" svg:y="4.048cm">
          <text:p text:style-name="P1">sample_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556cm" svg:height="1.778cm" svg:x="11.664cm" svg:y="3.921cm">
          <text:p text:style-name="P1">sr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064cm" svg:x1="4.969cm" svg:y1="4.048cm" svg:x2="11.858cm" svg:y2="2.524cm" draw:start-shape="id1" draw:end-shape="id2" draw:end-glue-point="2" svg:d="M4969 4048v-698h6889v-826" svg:viewBox="0 0 6890 1525">
          <text:p/>
        </draw:connector>
        <draw:connector draw:style-name="gr3" draw:text-style-name="P1" draw:layer="layout" draw:line-skew="0.127cm" svg:x1="11.858cm" svg:y1="2.524cm" svg:x2="13.442cm" svg:y2="3.921cm" draw:start-shape="id2" draw:start-glue-point="2" draw:end-shape="id3" draw:end-glue-point="0" svg:d="M11858 2524v825h1584v572" svg:viewBox="0 0 1585 1398">
          <text:p/>
        </draw:connector>
        <draw:custom-shape draw:style-name="gr2" draw:text-style-name="P2" xml:id="id4" draw:id="id4" draw:layer="layout" svg:width="3.556cm" svg:height="1.778cm" svg:x="0.905cm" svg:y="6.958cm">
          <text:p text:style-name="P1">DNACompil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683cm" svg:y1="6.958cm" svg:x2="4.969cm" svg:y2="5.826cm" draw:start-shape="id4" draw:start-glue-point="0" draw:end-shape="id1" draw:end-glue-point="2" svg:d="M2683 6958v-566h2286v-566" svg:viewBox="0 0 2287 1133">
          <text:p/>
        </draw:connector>
        <draw:custom-shape draw:style-name="gr2" draw:text-style-name="P2" xml:id="id5" draw:id="id5" draw:layer="layout" svg:width="3.556cm" svg:height="1.778cm" svg:x="5.604cm" svg:y="6.958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969cm" svg:y1="5.826cm" svg:x2="7.382cm" svg:y2="6.958cm" draw:start-shape="id1" draw:start-glue-point="2" draw:end-shape="id5" draw:end-glue-point="0" svg:d="M4969 5826v566h2413v566" svg:viewBox="0 0 2414 1133">
          <text:p/>
        </draw:connector>
        <draw:custom-shape draw:style-name="gr2" draw:text-style-name="P2" xml:id="id6" draw:id="id6" draw:layer="layout" svg:width="3.556cm" svg:height="1.778cm" svg:x="1cm" svg:y="10.487cm">
          <text:p text:style-name="P1">resources-</text:p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556cm" svg:height="1.778cm" svg:x="5.572cm" svg:y="10.487cm">
          <text:p text:style-name="P1">DNACompi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556cm" svg:height="1.778cm" svg:x="2.524cm" svg:y="13.154cm">
          <text:p text:style-name="P1">executable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2.032cm" svg:height="2.413cm" svg:x="-0.016cm" svg:y="13.154cm">
          <text:p text:style-name="P1">Configu-</text:p>
          <text:p text:style-name="P1">ration</text:p>
          <text:p text:style-name="P1">.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11" draw:id="id11" draw:layer="layout" svg:width="3.556cm" svg:height="1.778cm" svg:x="0.492cm" svg:y="16.202cm"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556cm" svg:height="1.778cm" svg:x="4.81cm" svg:y="16.20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10" draw:id="id10" draw:layer="layout" svg:width="2.032cm" svg:height="2.413cm" svg:x="6.334cm" svg:y="13.027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2.778cm" svg:y1="12.265cm" svg:x2="4.302cm" svg:y2="13.154cm" draw:start-shape="id6" draw:start-glue-point="2" draw:end-shape="id7" draw:end-glue-point="0" svg:d="M2778 12265v445h1524v444" svg:viewBox="0 0 1525 890">
          <text:p/>
        </draw:connector>
        <draw:connector draw:style-name="gr3" draw:text-style-name="P1" draw:layer="layout" svg:x1="2.778cm" svg:y1="12.265cm" svg:x2="1cm" svg:y2="13.154cm" draw:start-shape="id6" draw:start-glue-point="2" draw:end-shape="id8" draw:end-glue-point="4" svg:d="M2778 12265v444h-1778v445" svg:viewBox="0 0 1779 890">
          <text:p/>
        </draw:connector>
        <draw:connector draw:style-name="gr3" draw:text-style-name="P1" draw:layer="layout" svg:x1="7.35cm" svg:y1="12.265cm" svg:x2="7.35cm" svg:y2="13.027cm" draw:start-shape="id9" draw:start-glue-point="2" draw:end-shape="id10" draw:end-glue-point="4" svg:d="M7350 12265v762" svg:viewBox="0 0 1 763">
          <text:p/>
        </draw:connector>
        <draw:connector draw:style-name="gr3" draw:text-style-name="P1" draw:layer="layout" svg:x1="4.302cm" svg:y1="14.932cm" svg:x2="2.27cm" svg:y2="16.202cm" draw:start-shape="id7" draw:start-glue-point="2" draw:end-shape="id11" draw:end-glue-point="0" svg:d="M4302 14932v635h-2032v635" svg:viewBox="0 0 2033 1271">
          <text:p/>
        </draw:connector>
        <draw:connector draw:style-name="gr3" draw:text-style-name="P1" draw:layer="layout" svg:x1="4.302cm" svg:y1="14.932cm" svg:x2="6.588cm" svg:y2="16.202cm" draw:start-shape="id7" draw:start-glue-point="2" draw:end-shape="id12" draw:end-glue-point="0" svg:d="M4302 14932v635h2286v635" svg:viewBox="0 0 2287 1271">
          <text:p/>
        </draw:connector>
        <draw:custom-shape draw:style-name="gr2" draw:text-style-name="P2" xml:id="id16" draw:id="id16" draw:layer="layout" svg:width="3.556cm" svg:height="1.778cm" svg:x="17.053cm" svg:y="18.78cm">
          <text:p text:style-name="P1">resources-</text:p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3.556cm" svg:height="1.778cm" svg:x="4.088cm" svg:y="18.795cm"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3.556cm" svg:height="1.778cm" svg:x="11.943cm" svg:y="21.701cm">
          <text:p text:style-name="P1">executable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3.556cm" svg:height="1.778cm" svg:x="9.549cm" svg:y="24.749cm">
          <text:p text:style-name="P1">script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3.556cm" svg:height="1.778cm" svg:x="14.529cm" svg:y="24.72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31" draw:id="id31" draw:layer="layout" svg:width="2.032cm" svg:height="2.413cm" svg:x="0.913cm" svg:y="24.383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svg:x1="13.721cm" svg:y1="23.479cm" svg:x2="11.327cm" svg:y2="24.749cm" draw:start-shape="id13" draw:start-glue-point="2" draw:end-shape="id14" draw:end-glue-point="0" svg:d="M13721 23479v635h-2394v635" svg:viewBox="0 0 2395 1271">
          <text:p/>
        </draw:connector>
        <draw:connector draw:style-name="gr3" draw:text-style-name="P1" draw:layer="layout" svg:x1="13.721cm" svg:y1="23.479cm" svg:x2="16.307cm" svg:y2="24.722cm" draw:start-shape="id13" draw:start-glue-point="2" draw:end-shape="id15" draw:end-glue-point="0" svg:d="M13721 23479v622h2586v621" svg:viewBox="0 0 2587 1244">
          <text:p/>
        </draw:connector>
        <draw:custom-shape draw:style-name="gr2" draw:text-style-name="P2" xml:id="id23" draw:id="id23" draw:layer="layout" svg:width="3.556cm" svg:height="1.778cm" svg:x="19.482cm" svg:y="24.622cm">
          <text:p text:style-name="P1">algorithms</text:p>
          <draw:enhanced-geometry svg:viewBox="0 0 21600 21600" draw:type="rectangle" draw:enhanced-path="M 0 0 L 21600 0 21600 21600 0 21600 0 0 Z N"/>
        </draw:custom-shape>
        <draw:custom-shape draw:style-name="gr4" draw:text-style-name="P3" xml:id="id29" draw:id="id29" draw:layer="layout" svg:width="2.032cm" svg:height="2.413cm" svg:x="0.913cm" svg:y="29.971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28" draw:id="id28" draw:layer="layout" svg:width="3.556cm" svg:height="1.778cm" svg:x="0.151cm" svg:y="27.529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3.556cm" svg:height="1.778cm" svg:x="4.088cm" svg:y="27.529cm">
          <text:p text:style-name="P1">NewBase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2.032cm" svg:height="2.413cm" svg:x="4.85cm" svg:y="29.942cm">
          <text:p text:style-name="P1"><text:span text:style-name="T1">source</text:span></text:p>
          <text:p text:style-name="P1"><text:span text:style-name="T1">fil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18" draw:id="id18" draw:layer="layout" svg:width="3.556cm" svg:height="1.778cm" svg:x="14.721cm" svg:y="27.508cm">
          <text:p text:style-name="P1">Base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3.556cm" svg:height="1.778cm" svg:x="19.482cm" svg:y="27.489cm">
          <text:p text:style-name="P1">NewBase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2.032cm" svg:height="2.413cm" svg:x="14.34cm" svg:y="29.794cm">
          <text:p text:style-name="P1"><text:span text:style-name="T1">Base</text:span></text:p>
          <text:p text:style-name="P1"><text:span text:style-name="T1">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19" draw:id="id19" draw:layer="layout" svg:width="2.032cm" svg:height="2.413cm" svg:x="16.753cm" svg:y="29.794cm">
          <text:p text:style-name="P1"><text:span text:style-name="T1">Base</text:span></text:p>
          <text:p text:style-name="P1"><text:span text:style-name="T1">.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0" draw:id="id20" draw:layer="layout" svg:width="2.032cm" svg:height="2.413cm" svg:x="19.12cm" svg:y="29.794cm">
          <text:p text:style-name="P1"><text:span text:style-name="T1">NewBase</text:span></text:p>
          <text:p text:style-name="P1"><text:span text:style-name="T1">.cs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3" xml:id="id22" draw:id="id22" draw:layer="layout" svg:width="2.032cm" svg:height="2.413cm" svg:x="21.533cm" svg:y="29.794cm">
          <text:p text:style-name="P1"><text:span text:style-name="T1">NewBase</text:span></text:p>
          <text:p text:style-name="P1"><text:span text:style-name="T1">.json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xml:id="id25" draw:id="id25" draw:layer="layout" svg:width="3.556cm" svg:height="1.778cm" svg:x="4.088cm" svg:y="21.843cm">
          <text:p text:style-name="P1">logicSynthesis</text:p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3.556cm" svg:height="1.778cm" svg:x="4.088cm" svg:y="24.637cm">
          <text:p text:style-name="P1">algorith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35cm" svg:y1="10.487cm" svg:x2="7.349cm" svg:y2="9.96cm" draw:start-shape="id9" draw:start-glue-point="0" svg:d="M7350 10487v-526h-1v-1" svg:viewBox="0 0 2 528">
          <text:p/>
        </draw:connector>
        <draw:connector draw:style-name="gr3" draw:text-style-name="P1" draw:layer="layout" svg:x1="13.721cm" svg:y1="21.701cm" svg:x2="18.831cm" svg:y2="20.558cm" draw:start-shape="id13" draw:start-glue-point="0" draw:end-shape="id16" draw:end-glue-point="2" svg:d="M13721 21701v-571h5110v-572" svg:viewBox="0 0 5111 1144">
          <text:p/>
        </draw:connector>
        <draw:connector draw:style-name="gr3" draw:text-style-name="P1" draw:layer="layout" svg:x1="15.356cm" svg:y1="29.794cm" svg:x2="16.499cm" svg:y2="29.286cm" draw:start-shape="id17" draw:start-glue-point="4" draw:end-shape="id18" draw:end-glue-point="2" svg:d="M15356 29794v-254h1143v-254" svg:viewBox="0 0 1144 509">
          <text:p/>
        </draw:connector>
        <draw:connector draw:style-name="gr3" draw:text-style-name="P1" draw:layer="layout" svg:x1="17.769cm" svg:y1="29.794cm" svg:x2="16.499cm" svg:y2="29.286cm" draw:start-shape="id19" draw:start-glue-point="4" draw:end-shape="id18" draw:end-glue-point="2" svg:d="M17769 29794v-254h-1270v-254" svg:viewBox="0 0 1271 509">
          <text:p/>
        </draw:connector>
        <draw:connector draw:style-name="gr3" draw:text-style-name="P1" draw:layer="layout" svg:x1="20.136cm" svg:y1="29.794cm" svg:x2="21.26cm" svg:y2="29.267cm" draw:start-shape="id20" draw:start-glue-point="4" draw:end-shape="id21" draw:end-glue-point="2" svg:d="M20136 29794v-264h1124v-263" svg:viewBox="0 0 1125 528">
          <text:p/>
        </draw:connector>
        <draw:connector draw:style-name="gr3" draw:text-style-name="P1" draw:layer="layout" svg:x1="22.549cm" svg:y1="29.794cm" svg:x2="21.26cm" svg:y2="29.267cm" draw:start-shape="id22" draw:start-glue-point="4" draw:end-shape="id21" draw:end-glue-point="2" svg:d="M22549 29794v-264h-1289v-263" svg:viewBox="0 0 1290 528">
          <text:p/>
        </draw:connector>
        <draw:connector draw:style-name="gr3" draw:text-style-name="P1" draw:layer="layout" svg:x1="21.26cm" svg:y1="26.4cm" svg:x2="21.26cm" svg:y2="27.489cm" draw:start-shape="id23" draw:start-glue-point="2" draw:end-shape="id21" draw:end-glue-point="0" svg:d="M21260 26400v1089" svg:viewBox="0 0 1 1090">
          <text:p/>
        </draw:connector>
        <draw:connector draw:style-name="gr3" draw:text-style-name="P1" draw:layer="layout" svg:x1="21.26cm" svg:y1="26.4cm" svg:x2="16.499cm" svg:y2="27.508cm" draw:start-shape="id23" draw:start-glue-point="2" draw:end-shape="id18" draw:end-glue-point="0" svg:d="M21260 26400v554h-4761v554" svg:viewBox="0 0 4762 1109">
          <text:p/>
        </draw:connector>
        <draw:connector draw:style-name="gr3" draw:text-style-name="P1" draw:layer="layout" draw:line-skew="-1.461cm" svg:x1="18.831cm" svg:y1="20.558cm" svg:x2="21.26cm" svg:y2="24.622cm" draw:start-shape="id16" draw:start-glue-point="2" draw:end-shape="id23" draw:end-glue-point="0" svg:d="M18831 20558v571h2429v3493" svg:viewBox="0 0 2430 4065">
          <text:p/>
        </draw:connector>
        <draw:connector draw:style-name="gr3" draw:text-style-name="P1" draw:layer="layout" svg:x1="5.866cm" svg:y1="20.573cm" svg:x2="5.866cm" svg:y2="21.843cm" draw:start-shape="id24" draw:start-glue-point="2" draw:end-shape="id25" draw:end-glue-point="0" svg:d="M5866 20573v1270" svg:viewBox="0 0 1 1271">
          <text:p/>
        </draw:connector>
        <draw:connector draw:style-name="gr3" draw:text-style-name="P1" draw:layer="layout" svg:x1="5.866cm" svg:y1="23.621cm" svg:x2="5.866cm" svg:y2="24.637cm" draw:start-shape="id25" draw:start-glue-point="2" draw:end-shape="id26" draw:end-glue-point="0" svg:d="M5866 23621v1016" svg:viewBox="0 0 1 1017">
          <text:p/>
        </draw:connector>
        <draw:connector draw:style-name="gr3" draw:text-style-name="P1" draw:layer="layout" svg:x1="5.866cm" svg:y1="26.415cm" svg:x2="5.866cm" svg:y2="27.529cm" draw:start-shape="id26" draw:start-glue-point="2" draw:end-shape="id27" draw:end-glue-point="0" svg:d="M5866 26415v1114" svg:viewBox="0 0 1 1115">
          <text:p/>
        </draw:connector>
        <draw:connector draw:style-name="gr3" draw:text-style-name="P1" draw:layer="layout" svg:x1="1.929cm" svg:y1="27.529cm" svg:x2="5.866cm" svg:y2="26.415cm" draw:start-shape="id28" draw:start-glue-point="0" draw:end-shape="id26" draw:end-glue-point="2" svg:d="M1929 27529v-557h3937v-557" svg:viewBox="0 0 3938 1115">
          <text:p/>
        </draw:connector>
        <draw:connector draw:style-name="gr3" draw:text-style-name="P1" draw:layer="layout" svg:x1="1.929cm" svg:y1="29.971cm" svg:x2="1.929cm" svg:y2="29.307cm" draw:start-shape="id29" draw:start-glue-point="4" draw:end-shape="id28" draw:end-glue-point="2" svg:d="M1929 29971v-664" svg:viewBox="0 0 1 665">
          <text:p/>
        </draw:connector>
        <draw:connector draw:style-name="gr3" draw:text-style-name="P1" draw:layer="layout" svg:x1="5.866cm" svg:y1="29.307cm" svg:x2="5.866cm" svg:y2="29.942cm" draw:start-shape="id27" draw:start-glue-point="2" draw:end-shape="id30" draw:end-glue-point="4" svg:d="M5866 29307v635" svg:viewBox="0 0 1 636">
          <text:p/>
        </draw:connector>
        <draw:connector draw:style-name="gr3" draw:text-style-name="P1" draw:layer="layout" svg:x1="1.929cm" svg:y1="24.383cm" svg:x2="4.088cm" svg:y2="22.732cm" draw:start-shape="id31" draw:start-glue-point="4" draw:end-shape="id25" draw:end-glue-point="3" svg:d="M1929 24383v-1651h2159" svg:viewBox="0 0 2160 1652">
          <text:p/>
        </draw:connector>
        <draw:custom-shape draw:style-name="gr2" draw:text-style-name="P2" xml:id="id32" draw:id="id32" draw:layer="layout" svg:width="3.556cm" svg:height="1.778cm" svg:x="15.086cm" svg:y="6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8.639cm" svg:x2="16.864cm" svg:y2="9.861cm" draw:start-shape="id32" draw:start-glue-point="2" draw:end-shape="id33" draw:end-glue-point="0" svg:d="M16864 8639v1222" svg:viewBox="0 0 1 1223">
          <text:p/>
        </draw:connector>
        <draw:custom-shape draw:style-name="gr2" draw:text-style-name="P2" xml:id="id34" draw:id="id34" draw:layer="layout" svg:width="3.556cm" svg:height="1.778cm" svg:x="15.086cm" svg:y="12.661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864cm" svg:y1="11.639cm" svg:x2="16.864cm" svg:y2="12.661cm" draw:start-shape="id33" draw:start-glue-point="2" draw:end-shape="id34" draw:end-glue-point="0" svg:d="M16864 11639v1022" svg:viewBox="0 0 1 1023">
          <text:p/>
        </draw:connector>
        <draw:custom-shape draw:style-name="gr2" draw:text-style-name="P2" draw:layer="layout" svg:width="3.556cm" svg:height="1.778cm" svg:x="15.086cm" svg:y="9.861cm"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3.556cm" svg:height="1.778cm" svg:x="19.531cm" svg:y="6.842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3.556cm" svg:height="1.778cm" svg:x="19.531cm" svg:y="9.842cm">
          <text:p text:style-name="P1">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8.62cm" svg:x2="21.309cm" svg:y2="9.842cm" draw:start-shape="id35" draw:start-glue-point="2" draw:end-shape="id36" draw:end-glue-point="0" svg:d="M21309 8620v1222" svg:viewBox="0 0 1 1223">
          <text:p/>
        </draw:connector>
        <draw:custom-shape draw:style-name="gr2" draw:text-style-name="P2" xml:id="id37" draw:id="id37" draw:layer="layout" svg:width="3.556cm" svg:height="1.778cm" svg:x="19.5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309cm" svg:y1="11.62cm" svg:x2="21.309cm" svg:y2="12.642cm" draw:start-shape="id36" draw:start-glue-point="2" draw:end-shape="id37" draw:end-glue-point="0" svg:d="M21309 11620v1022" svg:viewBox="0 0 1 1023">
          <text:p/>
        </draw:connector>
        <draw:custom-shape draw:style-name="gr5" draw:text-style-name="P2" draw:layer="layout" svg:width="3.556cm" svg:height="1.778cm" svg:x="19.531cm" svg:y="9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3.556cm" svg:height="1.778cm" svg:x="24.131cm" svg:y="6.842cm">
          <text:p text:style-name="P1">constraint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3.556cm" svg:height="1.778cm" svg:x="24.131cm" svg:y="9.842cm">
          <text:p text:style-name="P1">constra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8.62cm" svg:x2="25.909cm" svg:y2="9.842cm" draw:start-shape="id38" draw:start-glue-point="2" draw:end-shape="id39" draw:end-glue-point="0" svg:d="M25909 8620v1222" svg:viewBox="0 0 1 1223">
          <text:p/>
        </draw:connector>
        <draw:custom-shape draw:style-name="gr2" draw:text-style-name="P2" xml:id="id40" draw:id="id40" draw:layer="layout" svg:width="3.556cm" svg:height="1.778cm" svg:x="24.131cm" svg:y="12.642cm">
          <text:p text:style-name="P1">logicSynt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5.909cm" svg:y1="11.62cm" svg:x2="25.909cm" svg:y2="12.642cm" draw:start-shape="id39" draw:start-glue-point="2" draw:end-shape="id40" draw:end-glue-point="0" svg:d="M25909 11620v1022" svg:viewBox="0 0 1 1023">
          <text:p/>
        </draw:connector>
        <draw:custom-shape draw:style-name="gr5" draw:text-style-name="P2" draw:layer="layout" svg:width="3.556cm" svg:height="1.778cm" svg:x="24.131cm" svg:y="9.842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22cm" svg:y1="4.81cm" svg:x2="25.909cm" svg:y2="6.842cm" draw:start-shape="id3" draw:start-glue-point="1" draw:end-shape="id38" draw:end-glue-point="0" svg:d="M15220 4810h10689v2032" svg:viewBox="0 0 10690 2033">
          <text:p/>
        </draw:connector>
        <draw:connector draw:style-name="gr3" draw:text-style-name="P1" draw:layer="layout" svg:x1="21.309cm" svg:y1="6.842cm" svg:x2="15.22cm" svg:y2="4.81cm" draw:start-shape="id35" draw:start-glue-point="0" draw:end-shape="id3" draw:end-glue-point="1" svg:d="M21309 6842v-2032h-6089" svg:viewBox="0 0 6090 2033">
          <text:p/>
        </draw:connector>
        <draw:connector draw:style-name="gr3" draw:text-style-name="P1" draw:layer="layout" svg:x1="16.864cm" svg:y1="6.861cm" svg:x2="15.22cm" svg:y2="4.81cm" draw:start-shape="id32" draw:start-glue-point="0" draw:end-shape="id3" draw:end-glue-point="1" svg:d="M16864 6861v-2051h-1644" svg:viewBox="0 0 1645 2052">
          <text:p/>
        </draw:connector>
        <draw:connector draw:style-name="gr3" draw:text-style-name="P1" draw:layer="layout" svg:x1="13.442cm" svg:y1="5.699cm" svg:x2="7.644cm" svg:y2="19.684cm" draw:start-shape="id3" draw:start-glue-point="2" draw:end-shape="id24" draw:end-glue-point="1" svg:d="M13442 5699v13985h-5798" svg:viewBox="0 0 5799 13986">
          <text:p/>
        </draw:connector>
        <draw:connector draw:style-name="gr3" draw:text-style-name="P1" xml:id="id41" draw:id="id41" draw:layer="layout" svg:x1="2.778cm" svg:y1="10.487cm" svg:x2="9.922cm" svg:y2="9.884cm" draw:start-shape="id6" draw:start-glue-point="0" svg:d="M2778 10487v-564h7144v-39" svg:viewBox="0 0 7145 604">
          <text:p/>
        </draw:connector>
        <draw:connector draw:style-name="gr3" draw:text-style-name="P1" draw:layer="layout" svg:x1="9.922cm" svg:y1="9.884cm" svg:x2="11.664cm" svg:y2="4.81cm" draw:start-shape="id41" draw:start-glue-point="3" draw:end-shape="id3" draw:end-glue-point="3" svg:d="M9922 9884h871v-5074h871" svg:viewBox="0 0 1743 5075">
          <text:p/>
        </draw:connector>
        <draw:connector draw:style-name="gr3" draw:text-style-name="P1" draw:layer="layout" svg:x1="13.442cm" svg:y1="5.699cm" svg:x2="17.053cm" svg:y2="19.669cm" draw:start-shape="id3" draw:start-glue-point="2" draw:end-shape="id16" draw:end-glue-point="3" svg:d="M13442 5699v13970h3611" svg:viewBox="0 0 3612 13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45M48S</meta:editing-duration>
    <meta:editing-cycles>38</meta:editing-cycles>
    <meta:generator>LibreOffice/5.1.6.2$Linux_X86_64 LibreOffice_project/10m0$Build-2</meta:generator>
    <dc:date>2018-02-11T15:11:19.966584602</dc:date>
    <meta:document-statistic meta:object-count="83"/>
  </office:meta>
</office:document-meta>
</file>